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a1c" officeooo:paragraph-rsid="0017da1c"/>
    </style:style>
    <style:style style:name="P2" style:family="paragraph" style:parent-style-name="Standard">
      <style:text-properties officeooo:rsid="001cafca" officeooo:paragraph-rsid="001cafca"/>
    </style:style>
    <style:style style:name="P3" style:family="paragraph" style:parent-style-name="Standard">
      <style:text-properties officeooo:paragraph-rsid="001cfe3c"/>
    </style:style>
    <style:style style:name="P4" style:family="paragraph" style:parent-style-name="Standard">
      <style:text-properties officeooo:rsid="001dac9e" officeooo:paragraph-rsid="001dac9e"/>
    </style:style>
    <style:style style:name="P5" style:family="paragraph" style:parent-style-name="Standard">
      <style:text-properties officeooo:paragraph-rsid="001dac9e"/>
    </style:style>
    <style:style style:name="T1" style:family="text">
      <style:text-properties officeooo:rsid="0017da1c"/>
    </style:style>
    <style:style style:name="T2" style:family="text">
      <style:text-properties officeooo:rsid="00197966"/>
    </style:style>
    <style:style style:name="T3" style:family="text">
      <style:text-properties officeooo:rsid="001b2527"/>
    </style:style>
    <style:style style:name="T4" style:family="text">
      <style:text-properties officeooo:rsid="001cafca"/>
    </style:style>
    <style:style style:name="T5" style:family="text">
      <style:text-properties officeooo:rsid="001cfe3c"/>
    </style:style>
    <style:style style:name="T6" style:family="text">
      <style:text-properties officeooo:rsid="001dac9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For each employee, display the employee’s last name, and calculate the number of months between today and the date the employee was hired. Label the column MONTHS_WORKED. </text:p>
      <text:p text:style-name="Standard">Order your results by the number of months employed. Round the number of months up to the closest whole number.</text:p>
      <text:p text:style-name="Standard"><text:s text:c="2"/><text:span text:style-name="T1">SELECT lastname,ROUND(DATEDIFF(months,hire_date,GETDATE())) AS MONTHS_WORKED</text:span></text:p>
      <text:p text:style-name="Standard"><text:s text:c="2"/><text:span text:style-name="T1">FROM employees</text:span></text:p>
      <text:p text:style-name="Standard"><text:s text:c="2"/><text:span text:style-name="T1">ORDER BY MONTHS_WORKED</text:span></text:p>
      <text:p text:style-name="Standard"><text:s text:c="2"/></text:p>
      <text:p text:style-name="Standard"/>
      <text:p text:style-name="Standard">2. Write a query that produces the following for each employee:</text:p>
      <text:p text:style-name="Standard"><text:tab/>&lt;employee last name&gt; earns &lt;salary&gt; monthly but wants &lt;3 times salary&gt;. Label the column Dream Salaries.</text:p>
      <text:p text:style-name="P1">SELECT <text:s/>lastname, salary, 3*salary AS Dream_ Salary</text:p>
      <text:p text:style-name="P1">FROM Employees</text:p>
      <text:p text:style-name="Standard"><text:tab/></text:p>
      <text:p text:style-name="Standard">3. Create a query to display the last name and salary for all employees. Format the salary to be 15</text:p>
      <text:p text:style-name="Standard"><text:tab/>characters long, left-padded with $. Label the column SALARY.</text:p>
      <text:p text:style-name="Text_20_body"><text:tab/><text:span text:style-name="T1">SELECT lastname, FORMAT(salary, ‘$##################’ ) AS SALARY </text:span></text:p>
      <text:p text:style-name="Standard"><text:s text:c="12"/><text:span text:style-name="T1">FROM employees</text:span></text:p>
      <text:p text:style-name="Standard"/>
      <text:p text:style-name="Standard">4. Display the last name, hire date, and day of the week on which the employee started. Label</text:p>
      <text:p text:style-name="Standard"><text:s text:c="3"/>the column DAY. Order the results by the day of the week starting with Monday. </text:p>
      <text:p text:style-name="Standard">// <text:span text:style-name="T2">We use DATENAME to get the day of the date that is given </text:span></text:p>
      <text:p text:style-name="Standard">//<text:span text:style-name="Strong_20_Emphasis">datepart</text:span>: Specifies the date part for which you want to retrieve the name. It can be one of the following values: <text:span text:style-name="T2">YEAR ,QUARTER,MONTH,WEEKDAY,DAYOFYEAR,DAY </text:span><text:span text:style-name="T3">etc..</text:span></text:p>
      <text:p text:style-name="Standard"/>
      <text:p text:style-name="Standard">SELECT <text:span text:style-name="T2">l</text:span>astName,<text:span text:style-name="T2">hi</text:span>reDate,DATENAME(WEEKDAY, <text:span text:style-name="T2">h</text:span>ireDate) AS DAY</text:p>
      <text:p text:style-name="Standard">FROM Employees</text:p>
      <text:p text:style-name="Standard">ORDER BY </text:p>
      <text:p text:style-name="Standard"><text:s text:c="4"/>CASE DATENAME(WEEKDAY, HireDate)</text:p>
      <text:p text:style-name="Standard"><text:s text:c="8"/>WHE<text:span text:style-name="T2">N </text:span>'Monday' THEN 1</text:p>
      <text:p text:style-name="Standard"><text:s text:c="8"/>WHEN 'Tuesday' THEN 2</text:p>
      <text:p text:style-name="Standard"><text:s text:c="8"/>WHEN 'Wednesday' THEN 3</text:p>
      <text:p text:style-name="Standard"><text:s text:c="8"/>WHEN 'Thursday' THEN 4</text:p>
      <text:p text:style-name="Standard"><text:s text:c="8"/>WHEN 'Friday' THEN 5</text:p>
      <text:p text:style-name="Standard"><text:s text:c="8"/>WHEN 'Saturday' THEN 6</text:p>
      <text:p text:style-name="Standard"><text:s text:c="8"/>WHEN 'Sunday' THEN 7</text:p>
      <text:p text:style-name="Standard"><text:s text:c="4"/>END;</text:p>
      <text:p text:style-name="Standard"><text:tab/></text:p>
      <text:p text:style-name="Standard">5. Create a query that displays the employees’ last names and manager_id. If an employee does not have a manager, put 1. Label the column MANAGER_ID.</text:p>
      <text:p text:style-name="P3">// <text:span text:style-name="T5">considering that the if there is no manager then the column is having NULL there</text:span></text:p>
      <text:p text:style-name="P3"><text:s/></text:p>
      <text:p text:style-name="P3"><text:span text:style-name="T5">SELECT lastname, IFNULL(manager_id,1)AS MANAGER_ID</text:span></text:p>
      <text:p text:style-name="P3"><text:span text:style-name="T5">FROM employees </text:span><text:s text:c="2"/></text:p>
      <text:p text:style-name="Standard"/>
      <text:p text:style-name="Standard">6. Create a query that displays the employees’ last names and indicates the amounts of their annual salaries with asterisks. Each asterisk signifies a thousand dollars. Sort the data in descending order of salary. Label the column EMPLOYEES_AND_THEIR_SALARIES.</text:p>
      <text:p text:style-name="Standard"/>
      <text:p text:style-name="Standard"><text:s text:c="2"/><text:span text:style-name="T4">SELECT lastname,</text:span></text:p>
      <text:p text:style-name="P2"><text:soft-page-break/><text:s text:c="2"/>FROM employees </text:p>
      <text:p text:style-name="P2"><text:s text:c="2"/>ORDER BY salary DESC</text:p>
      <text:p text:style-name="Standard">7. write a query that displays the grade of all employees based on the value of the job title, as per the following data:</text:p>
      <text:p text:style-name="Standard"><text:s text:c="11"/>JOB<text:tab/><text:tab/> <text:s text:c="23"/>GRADE<text:tab/></text:p>
      <text:p text:style-name="Standard"><text:tab/>"President"<text:tab/><text:tab/><text:tab/>A</text:p>
      <text:p text:style-name="Standard"><text:tab/>"Stock Manager"<text:tab/><text:tab/>B<text:tab/></text:p>
      <text:p text:style-name="Standard"><text:tab/>"Programmer"<text:tab/><text:tab/><text:tab/>C<text:tab/></text:p>
      <text:p text:style-name="Standard"><text:tab/>"Sales Representative"<text:tab/>D<text:tab/></text:p>
      <text:p text:style-name="Standard"><text:tab/>"Stock Clerk"<text:tab/><text:tab/><text:tab/>E<text:tab/></text:p>
      <text:p text:style-name="Standard"><text:tab/>None of the above<text:tab/><text:tab/>0</text:p>
      <text:p text:style-name="Standard"/>
      <text:p text:style-name="Standard"/>
      <text:p text:style-name="P4">SELECT JOB ,</text:p>
      <text:p text:style-name="P4">CASE </text:p>
      <text:p text:style-name="P4">WHEN JOB=”President” THEN ‘A’</text:p>
      <text:p text:style-name="P5"><text:span text:style-name="T6">WHEN JOB=</text:span>"Stock Manager"<text:span text:style-name="T6"> THEN ‘B’</text:span></text:p>
      <text:p text:style-name="P5"><text:span text:style-name="T6">WHEN JOB=</text:span>"Programmer"<text:span text:style-name="T6"> THEN ‘C’</text:span></text:p>
      <text:p text:style-name="P5"><text:span text:style-name="T6">WHEN JOB=</text:span>"Sales Representative"<text:span text:style-name="T6"> THEN ‘D’</text:span><text:tab/></text:p>
      <text:p text:style-name="P4">WHEN JOB="Stock Clerk" THEN ‘E’</text:p>
      <text:p text:style-name="P4">ELSE ‘0’</text:p>
      <text:p text:style-name="P4">END AS GRADE</text:p>
      <text:p text:style-name="P4">FROM employees</text:p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17T14:54:45.73</meta:creation-date>
    <dc:date>2024-06-24T11:40:49.162382921</dc:date>
    <meta:editing-duration>PT10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415" meta:character-count="2741" meta:non-whitespace-character-count="2215"/>
  </office:meta>
</office:document-meta>
</file>